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91in"/>
    </style:style>
    <style:style style:name="co2" style:family="table-column">
      <style:table-column-properties fo:break-before="auto" style:column-width="0.9717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ackground-color="transparent" fo:wrap-option="no-wrap" style:vertical-align="middle"/>
      <style:paragraph-properties fo:text-align="center"/>
      <style:text-properties fo:color="#000000" fo:font-size="14pt"/>
    </style:style>
    <style:style style:name="ce2" style:family="table-cell" style:parent-style-name="Default" style:data-style-name="N1">
      <style:table-cell-properties fo:background-color="transparent" fo:wrap-option="no-wrap" style:vertical-align="automatic"/>
      <style:text-properties fo:color="#000000" fo:font-size="14pt"/>
    </style:style>
    <style:style style:name="ce3" style:family="table-cell" style:parent-style-name="Default" style:data-style-name="N1">
      <style:table-cell-properties fo:background-color="transparent" fo:wrap-option="no-wrap" style:vertical-align="automatic"/>
      <style:text-properties fo:color="#000000"/>
    </style:style>
    <style:style style:name="ce4" style:family="table-cell" style:parent-style-name="Default" style:data-style-name="N1">
      <style:table-cell-properties fo:border-bottom="none" fo:background-color="#ffffcc" fo:wrap-option="no-wrap" fo:border-left="0.0008in solid #000000" fo:border-right="none" fo:border-top="0.0008in solid #000000" style:vertical-align="automatic"/>
      <style:text-properties fo:color="#000000" fo:font-weight="bold"/>
    </style:style>
    <style:style style:name="ce5" style:family="table-cell" style:parent-style-name="Default" style:data-style-name="N1">
      <style:table-cell-properties fo:border-bottom="none" fo:background-color="#e6e6ff" fo:wrap-option="no-wrap" fo:border-left="0.0008in solid #000000" fo:border-right="none" fo:border-top="none" style:vertical-align="automatic"/>
      <style:text-properties fo:color="#000000" fo:font-style="italic" fo:font-weight="bold" style:font-weight-asian="bold" style:font-weight-complex="bold"/>
    </style:style>
    <style:style style:name="ce6" style:family="table-cell" style:parent-style-name="Default" style:data-style-name="N1">
      <style:table-cell-properties fo:border-bottom="none" style:text-align-source="fix" style:repeat-content="false" fo:background-color="transparent" fo:wrap-option="no-wrap" fo:border-left="0.0008in solid #000000" fo:border-right="none" fo:border-top="none" style:vertical-align="automatic"/>
      <style:paragraph-properties fo:text-align="start" fo:margin-left="0.139in"/>
      <style:text-properties fo:color="#000000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.139in"/>
    </style:style>
    <style:style style:name="ce8" style:family="table-cell" style:parent-style-name="Default" style:data-style-name="N1">
      <style:table-cell-properties fo:border-bottom="0.0008in solid #000000" fo:background-color="#e6e6ff" fo:wrap-option="no-wrap" fo:border-left="0.0008in solid #000000" fo:border-right="none" fo:border-top="none" style:vertical-align="automatic"/>
      <style:text-properties fo:color="#000000" fo:font-style="italic"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style:text-align-source="fix" style:repeat-content="false" fo:background-color="transparent" fo:wrap-option="no-wrap" fo:border-left="0.0008in solid #000000" fo:border-right="none" fo:border-top="none" style:vertical-align="automatic"/>
      <style:paragraph-properties fo:text-align="start" fo:margin-left="0.139in"/>
      <style:text-properties fo:color="#000000" fo:font-style="italic"/>
    </style:style>
    <style:style style:name="ce10" style:family="table-cell" style:parent-style-name="Default" style:data-style-name="N1">
      <style:table-cell-properties fo:border-bottom="none" fo:background-color="#e6e6ff" fo:wrap-option="no-wrap" fo:border-left="0.0008in solid #000000" fo:border-right="none" fo:border-top="none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ackground-color="#e6e6ff" fo:border-left="0.0008in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">
      <style:table-cell-properties fo:border-bottom="0.0008in solid #000000" fo:background-color="#e6e6ff" fo:wrap-option="no-wrap" fo:border-left="0.0008in solid #000000" fo:border-right="none" fo:border-top="none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">
      <style:table-cell-properties fo:border-bottom="none" fo:background-color="#ffffcc" fo:wrap-option="no-wrap" fo:border-left="0.0008in solid #000000" fo:border-right="none" fo:border-top="none" style:vertical-align="automatic"/>
      <style:text-properties fo:color="#000000" fo:font-weight="bold"/>
    </style:style>
    <style:style style:name="ce14" style:family="table-cell" style:parent-style-name="Default" style:data-style-name="N1">
      <style:table-cell-properties fo:border-bottom="0.0008in solid #000000" fo:background-color="#ffffcc" fo:wrap-option="no-wrap" fo:border-left="0.0008in solid #000000" fo:border-right="none" fo:border-top="none" style:vertical-align="automatic"/>
      <style:text-properties fo:color="#000000" fo:font-weight="bold"/>
    </style:style>
    <style:style style:name="ce15" style:family="table-cell" style:parent-style-name="Default" style:data-style-name="N1">
      <style:table-cell-properties fo:border-bottom="none" style:text-align-source="fix" style:repeat-content="false" fo:background-color="transparent" fo:wrap-option="no-wrap" fo:border-left="0.0008in solid #000000" fo:border-right="0.0008in solid #000000" fo:border-top="0.0008in solid #000000" style:vertical-align="automatic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ackground-color="transparent" fo:wrap-option="no-wrap" fo:border-left="0.0008in solid #000000" fo:border-right="0.0008in solid #000000" fo:border-top="none" style:vertical-align="automatic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18">
      <style:table-cell-properties fo:border-bottom="none" fo:background-color="#ffffcc" fo:wrap-option="no-wrap" fo:border-left="0.0008in solid #000000" fo:border-right="0.0008in solid #000000" fo:border-top="0.0008in solid #000000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18">
      <style:table-cell-properties fo:border-bottom="none" fo:background-color="#e6e6ff" fo:wrap-option="no-wrap" fo:border-left="0.0008in solid #000000" fo:border-right="0.0008in solid #000000" fo:border-top="none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18">
      <style:table-cell-properties fo:border-bottom="none" fo:background-color="transparent" fo:wrap-option="no-wrap" fo:border-left="0.0008in solid #000000" fo:border-right="0.0008in solid #000000" fo:border-top="none" style:vertical-align="automatic"/>
      <style:text-properties fo:color="#000000" fo:font-style="italic" style:font-style-asian="italic" style:font-style-complex="italic"/>
    </style:style>
    <style:style style:name="ce20" style:family="table-cell" style:parent-style-name="Default" style:data-style-name="N118">
      <style:table-cell-properties fo:border-bottom="0.0008in solid #000000" fo:background-color="#e6e6ff" fo:wrap-option="no-wrap" fo:border-left="0.0008in solid #000000" fo:border-right="0.0008in solid #000000" fo:border-top="none" style:vertical-align="automatic"/>
      <style:text-properties fo:color="#000000" fo:font-style="italic" fo:font-weight="bold"/>
    </style:style>
    <style:style style:name="ce21" style:family="table-cell" style:parent-style-name="Default" style:data-style-name="N118">
      <style:table-cell-properties fo:border-bottom="none" fo:background-color="#e6e6ff" fo:wrap-option="no-wrap" fo:border-left="0.0008in solid #000000" fo:border-right="0.0008in solid #000000" fo:border-top="none" style:vertical-align="automatic"/>
      <style:text-properties fo:color="#000000" fo:font-style="italic" fo:font-weight="bold" style:font-weight-asian="bold" style:font-weight-complex="bold"/>
    </style:style>
    <style:style style:name="ce22" style:family="table-cell" style:parent-style-name="Default" style:data-style-name="N118">
      <style:table-cell-properties fo:border-bottom="none" fo:background-color="transparent" fo:wrap-option="no-wrap" fo:border-left="0.0008in solid #000000" fo:border-right="0.0008in solid #000000" fo:border-top="none" style:vertical-align="automatic"/>
      <style:text-properties fo:color="#000000" fo:font-style="italic"/>
    </style:style>
    <style:style style:name="ce23" style:family="table-cell" style:parent-style-name="Default" style:data-style-name="N1">
      <style:table-cell-properties fo:border-bottom="none" fo:background-color="transparent" fo:wrap-option="no-wrap" fo:border-left="0.0008in solid #000000" fo:border-right="0.0008in solid #000000" fo:border-top="none" style:vertical-align="automatic"/>
      <style:text-properties fo:color="#000000"/>
    </style:style>
    <style:style style:name="ce24" style:family="table-cell" style:parent-style-name="Default" style:data-style-name="N1">
      <style:table-cell-properties fo:border-bottom="none" fo:background-color="transparent" fo:wrap-option="no-wrap" fo:border-left="0.0008in solid #000000" fo:border-right="0.0008in solid #000000" fo:border-top="none" style:vertical-align="automatic"/>
      <style:text-properties fo:color="#000000" fo:font-weight="bold"/>
    </style:style>
    <style:style style:name="ce25" style:family="table-cell" style:parent-style-name="Default" style:data-style-name="N118">
      <style:table-cell-properties fo:border-bottom="0.0008in solid #000000" fo:background-color="#e6e6ff" fo:wrap-option="no-wrap" fo:border-left="0.0008in solid #000000" fo:border-right="0.0008in solid #000000" fo:border-top="none" style:vertical-align="automatic"/>
      <style:text-properties fo:color="#000000" fo:font-style="italic" fo:font-weight="bold" style:font-weight-asian="bold" style:font-weight-complex="bold"/>
    </style:style>
    <style:style style:name="ce26" style:family="table-cell" style:parent-style-name="Default" style:data-style-name="N118">
      <style:table-cell-properties fo:border-bottom="none" fo:background-color="#ffffcc" fo:wrap-option="no-wrap" fo:border-left="0.0008in solid #000000" fo:border-right="0.0008in solid #000000" fo:border-top="0.0008in solid #000000" style:vertical-align="automatic"/>
      <style:text-properties fo:color="#000000" fo:font-style="italic" fo:font-weight="bold" style:font-weight-asian="bold" style:font-weight-complex="bold"/>
    </style:style>
    <style:style style:name="ce27" style:family="table-cell" style:parent-style-name="Default" style:data-style-name="N118">
      <style:table-cell-properties fo:border-bottom="none" fo:background-color="#ffffcc" fo:wrap-option="no-wrap" fo:border-left="0.0008in solid #000000" fo:border-right="0.0008in solid #000000" fo:border-top="none" style:vertical-align="automatic"/>
      <style:text-properties fo:color="#000000" fo:font-style="italic"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0.0008in solid #000000" fo:background-color="#ffffcc" fo:wrap-option="no-wrap" fo:border-left="0.0008in solid #000000" fo:border-right="0.0008in solid #000000" fo:border-top="none" style:vertical-align="automatic"/>
      <style:text-properties fo:color="#000000" fo:font-style="italic" fo:font-weight="bold" style:font-weight-asian="bold" style:font-weight-complex="bold"/>
    </style:style>
    <style:style style:name="ce29" style:family="table-cell" style:parent-style-name="Default" style:data-style-name="N2">
      <style:text-properties fo:color="#000000"/>
    </style:style>
    <style:style style:name="ce30" style:family="table-cell" style:parent-style-name="Default" style:data-style-name="N118">
      <style:table-cell-properties fo:border-bottom="none" fo:background-color="#ffffcc" fo:wrap-option="no-wrap" fo:border-left="none" fo:border-right="none" fo:border-top="0.0008in solid #000000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18">
      <style:table-cell-properties fo:background-color="#e6e6ff" fo:wrap-option="no-wrap" style:vertical-align="automati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18">
      <style:table-cell-properties fo:background-color="transparent" fo:wrap-option="no-wrap" style:vertical-align="automatic"/>
      <style:text-properties fo:color="#000000" fo:font-style="italic"/>
    </style:style>
    <style:style style:name="ce33" style:family="table-cell" style:parent-style-name="Default" style:data-style-name="N118">
      <style:table-cell-properties fo:background-color="transparent" fo:wrap-option="no-wrap" style:vertical-align="automatic"/>
      <style:text-properties fo:color="#000000" fo:font-style="italic" style:font-style-asian="italic" style:font-style-complex="italic"/>
    </style:style>
    <style:style style:name="ce34" style:family="table-cell" style:parent-style-name="Default" style:data-style-name="N118">
      <style:table-cell-properties fo:background-color="#e6e6ff" fo:wrap-option="no-wrap" style:vertical-align="automatic"/>
      <style:text-properties fo:color="#000000" fo:font-style="italic" fo:font-weight="bold"/>
    </style:style>
    <style:style style:name="ce35" style:family="table-cell" style:parent-style-name="Default" style:data-style-name="N2">
      <style:table-cell-properties fo:border-bottom="0.0008in solid #000000" fo:background-color="#e6e6ff" fo:border-left="none" fo:border-right="none" fo:border-top="none"/>
      <style:text-properties fo:color="#000000"/>
    </style:style>
    <style:style style:name="ce36" style:family="table-cell" style:parent-style-name="Default" style:data-style-name="N118">
      <style:table-cell-properties fo:background-color="#e6e6ff" fo:wrap-option="no-wrap" style:vertical-align="automatic"/>
      <style:text-properties fo:color="#000000" fo:font-style="italic" fo:font-weight="bold" style:font-weight-asian="bold" style:font-weight-complex="bold"/>
    </style:style>
    <style:style style:name="ce37" style:family="table-cell" style:parent-style-name="Default" style:data-style-name="N118">
      <style:table-cell-properties fo:background-color="transparent" fo:wrap-option="no-wrap" style:vertical-align="automatic"/>
      <style:text-properties fo:color="#000000" fo:font-style="italic" fo:font-weight="normal" style:font-weight-asian="normal" style:font-weight-complex="normal"/>
    </style:style>
    <style:style style:name="ce38" style:family="table-cell" style:parent-style-name="Default" style:data-style-name="N2">
      <style:table-cell-properties fo:background-color="#e6e6ff"/>
      <style:text-properties fo:color="#000000"/>
    </style:style>
    <style:style style:name="ce39" style:family="table-cell" style:parent-style-name="Default" style:data-style-name="N118">
      <style:table-cell-properties fo:border-bottom="0.0008in solid #000000" fo:background-color="#e6e6ff" fo:wrap-option="no-wrap" fo:border-left="none" fo:border-right="none" fo:border-top="none" style:vertical-align="automatic"/>
      <style:text-properties fo:color="#000000" fo:font-style="italic" fo:font-weight="bold" style:font-weight-asian="bold" style:font-weight-complex="bold"/>
    </style:style>
    <style:style style:name="ce40" style:family="table-cell" style:parent-style-name="Default" style:data-style-name="N118">
      <style:table-cell-properties fo:border-bottom="none" fo:background-color="#ffffcc" fo:wrap-option="no-wrap" fo:border-left="none" fo:border-right="none" fo:border-top="0.0008in solid #000000" style:vertical-align="automatic"/>
      <style:text-properties fo:color="#000000" fo:font-style="italic" fo:font-weight="bold" style:font-weight-asian="bold" style:font-weight-complex="bold"/>
    </style:style>
    <style:style style:name="ce41" style:family="table-cell" style:parent-style-name="Default" style:data-style-name="N118">
      <style:table-cell-properties fo:background-color="#ffffcc" fo:wrap-option="no-wrap" style:vertical-align="automatic"/>
      <style:text-properties fo:color="#000000" fo:font-style="italic" fo:font-weight="bold" style:font-weight-asian="bold" style:font-weight-complex="bold"/>
    </style:style>
    <style:style style:name="ce42" style:family="table-cell" style:parent-style-name="Default" style:data-style-name="N118">
      <style:table-cell-properties fo:border-bottom="0.0008in solid #000000" fo:background-color="#ffffcc" fo:wrap-option="no-wrap" fo:border-left="none" fo:border-right="none" fo:border-top="none" style:vertical-align="automatic"/>
      <style:text-properties fo:color="#000000" fo:font-style="italic"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fo:color="#000000"/>
    </style:style>
    <style:style style:name="ce44" style:family="table-cell" style:parent-style-name="Default" style:data-style-name="N118">
      <style:table-cell-properties fo:border-bottom="none" fo:background-color="#e6e6ff" fo:wrap-option="no-wrap" fo:border-left="0.0008in solid #000000" fo:border-right="0.0008in solid #000000" fo:border-top="none" style:vertical-align="automatic"/>
      <style:text-properties fo:color="#000000" fo:font-style="italic" fo:font-weight="bold"/>
    </style:style>
    <style:style style:name="ce45" style:family="table-cell" style:parent-style-name="Default" style:data-style-name="N2">
      <style:table-cell-properties fo:border-bottom="0.0008in solid #000000" fo:background-color="#e6e6ff" fo:border-left="0.0008in solid #000000" fo:border-right="0.0008in solid #000000" fo:border-top="none"/>
      <style:text-properties fo:color="#000000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</style:style>
    <style:style style:name="ce47" style:family="table-cell" style:parent-style-name="Default" style:data-style-name="N2">
      <style:table-cell-properties fo:border-bottom="none" fo:background-color="#e6e6ff" fo:border-left="0.0008in solid #000000" fo:border-right="0.0008in solid #000000" fo:border-top="none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GUADEC Budget Consolidated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22"/>
        <table:table-column table:style-name="co3" table:default-cell-style-name="ce32"/>
        <table:table-column table:style-name="co2" table:default-cell-style-name="ce22"/>
        <table:table-column table:style-name="co4" table:number-columns-repeated="226" table:default-cell-style-name="ce29"/>
        <table:table-row table:style-name="ro1">
          <table:table-cell table:style-name="ce1" office:value-type="string" table:number-columns-spanned="4" table:number-rows-spanned="1">
            <text:p>GUADEC Budget 2006-2008</text:p>
          </table:table-cell>
          <table:covered-table-cell table:style-name="ce3"/>
          <table:covered-table-cell table:style-name="ce29"/>
          <table:covered-table-cell table:style-name="ce29"/>
          <table:table-cell table:number-columns-repeated="226"/>
        </table:table-row>
        <table:table-row table:style-name="ro1">
          <table:table-cell table:style-name="ce2"/>
          <table:table-cell table:style-name="ce3"/>
          <table:table-cell table:style-name="ce29" table:number-columns-repeated="2"/>
          <table:table-cell table:number-columns-repeated="226"/>
        </table:table-row>
        <table:table-row table:style-name="ro2">
          <table:table-cell table:style-name="ce3"/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number-columns-repeated="226"/>
        </table:table-row>
        <table:table-row table:style-name="ro3">
          <table:table-cell table:style-name="ce3"/>
          <table:table-cell table:style-name="ce16" office:value-type="string">
            <text:p>Vilanova</text:p>
          </table:table-cell>
          <table:table-cell table:style-name="ce16" office:value-type="string">
            <text:p>Birmingham</text:p>
          </table:table-cell>
          <table:table-cell table:style-name="ce16" office:value-type="string">
            <text:p>Istambul</text:p>
          </table:table-cell>
          <table:table-cell table:number-columns-repeated="226"/>
        </table:table-row>
        <table:table-row table:style-name="ro2">
          <table:table-cell table:style-name="ce4" office:value-type="string">
            <text:p>REVENUES</text:p>
          </table:table-cell>
          <table:table-cell table:style-name="ce17" table:formula="of:=[.B6]+[.B27]+[.B31]" office:value-type="float" office:value="141277.98">
            <text:p>141,277.98 €</text:p>
          </table:table-cell>
          <table:table-cell table:style-name="ce30" table:formula="of:=[.C6]+[.C27]+[.C31]" office:value-type="float" office:value="132706.2">
            <text:p>132,706.20 €</text:p>
          </table:table-cell>
          <table:table-cell table:style-name="ce17" table:formula="of:=[.D6]+[.D27]+[.D31]" office:value-type="float" office:value="112400">
            <text:p>112,400.00 €</text:p>
          </table:table-cell>
          <table:table-cell table:number-columns-repeated="226"/>
        </table:table-row>
        <table:table-row table:style-name="ro2">
          <table:table-cell table:style-name="ce5" office:value-type="string">
            <text:p>Sponsors</text:p>
          </table:table-cell>
          <table:table-cell table:style-name="ce18" table:formula="of:=SUM([.B7:.B19])" office:value-type="float" office:value="102100">
            <text:p>102,100.00 €</text:p>
          </table:table-cell>
          <table:table-cell table:style-name="ce31" table:formula="of:=SUM([.C7:.C23])" office:value-type="float" office:value="110806.2">
            <text:p>110,806.20 €</text:p>
          </table:table-cell>
          <table:table-cell table:style-name="ce18" table:formula="of:=SUM([.D7:.D26])" office:value-type="float" office:value="102400">
            <text:p>102,40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Nokia/Maemo</text:p>
            </table:table-cell>
            <table:table-cell table:style-name="ce19" office:value-type="float" office:value="25000">
              <text:p>25,000.00 €</text:p>
            </table:table-cell>
            <table:table-cell office:value-type="float" office:value="16060">
              <text:p>16,060.00 €</text:p>
            </table:table-cell>
            <table:table-cell office:value-type="float" office:value="15000">
              <text:p>1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OSDL/Linux Foundation</text:p>
            </table:table-cell>
            <table:table-cell table:style-name="ce19" office:value-type="float" office:value="15000">
              <text:p>15,000.00 €</text:p>
            </table:table-cell>
            <table:table-cell table:style-name="ce33" office:value-type="float" office:value="10950">
              <text:p>10,950.00 €</text:p>
            </table:table-cell>
            <table:table-cell office:value-type="float" office:value="10500">
              <text:p>10,50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Sun Microsystems</text:p>
            </table:table-cell>
            <table:table-cell table:style-name="ce19" office:value-type="float" office:value="8800">
              <text:p>8,800.00 €</text:p>
            </table:table-cell>
            <table:table-cell table:style-name="ce33" office:value-type="float" office:value="7300">
              <text:p>7,300.00 €</text:p>
            </table:table-cell>
            <table:table-cell office:value-type="float" office:value="6400">
              <text:p>6,4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HP</text:p>
            </table:table-cell>
            <table:table-cell table:style-name="ce19" office:value-type="float" office:value="7500">
              <text:p>7,500.00 €</text:p>
            </table:table-cell>
            <table:table-cell table:style-name="ce33" office:value-type="float" office:value="7300">
              <text:p>7,300.00 €</text:p>
            </table:table-cell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Igalia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5840">
              <text:p>5,84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Fluendo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5840">
              <text:p>5,840.00 €</text:p>
            </table:table-cell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GnuLinex</text:p>
            </table:table-cell>
            <table:table-cell table:style-name="ce19" office:value-type="float" office:value="5000">
              <text:p>5,000.00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Intel</text:p>
            </table:table-cell>
            <table:table-cell table:style-name="ce19" office:value-type="float" office:value="5800">
              <text:p>5,800.00 €</text:p>
            </table:table-cell>
            <table:table-cell table:style-name="ce33" office:value-type="float" office:value="5840">
              <text:p>5,840.00 €</text:p>
            </table:table-cell>
            <table:table-cell office:value-type="float" office:value="4500">
              <text:p>4,5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Imendio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5840">
              <text:p>5,84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RedHat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7300">
              <text:p>7,30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Google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5840">
              <text:p>5,84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OpenedHand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5840">
              <text:p>5,84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Novell</text:p>
            </table:table-cell>
            <table:table-cell table:style-name="ce19" office:value-type="float" office:value="5000">
              <text:p>5,000.00 €</text:p>
            </table:table-cell>
            <table:table-cell table:style-name="ce33" office:value-type="float" office:value="5840">
              <text:p>5,840.00 €</text:p>
            </table:table-cell>
            <table:table-cell office:value-type="float" office:value="15000">
              <text:p>1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Access</text:p>
            </table:table-cell>
            <table:table-cell table:style-name="ce19"/>
            <table:table-cell table:style-name="ce33" office:value-type="float" office:value="5840">
              <text:p>5,840.00 €</text:p>
            </table:table-cell>
            <table:table-cell office:value-type="float" office:value="5000">
              <text:p>5,000.00 €</text:p>
            </table:table-cell>
            <table:table-cell/>
            <table:table-cell table:style-name="Default" table:number-columns-repeated="3"/>
            <table:table-cell table:number-columns-repeated="222"/>
          </table:table-row>
          <table:table-row table:style-name="ro2" table:visibility="collapse">
            <table:table-cell office:value-type="string">
              <text:p>Collabora</text:p>
            </table:table-cell>
            <table:table-cell table:style-name="ce19"/>
            <table:table-cell table:style-name="ce33" office:value-type="float" office:value="5840">
              <text:p>5,84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Canonical/Ubuntu</text:p>
            </table:table-cell>
            <table:table-cell table:style-name="ce19"/>
            <table:table-cell table:style-name="ce33" office:value-type="float" office:value="5000">
              <text:p>5,000.00 €</text:p>
            </table:table-cell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AMD</text:p>
            </table:table-cell>
            <table:table-cell table:style-name="ce19"/>
            <table:table-cell table:style-name="ce33" office:value-type="float" office:value="4336.2">
              <text:p>4,336.20 €</text:p>
            </table:table-cell>
            <table:table-cell table:style-name="ce43"/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Mozilla</text:p>
            </table:table-cell>
            <table:table-cell table:style-name="ce19"/>
            <table:table-cell table:style-name="ce33"/>
            <table:table-cell office:value-type="float" office:value="5000">
              <text:p>5,00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Sonic Image</text:p>
            </table:table-cell>
            <table:table-cell table:style-name="ce19"/>
            <table:table-cell table:style-name="ce33"/>
            <table:table-cell office:value-type="float" office:value="3000">
              <text:p>3,00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Arm</text:p>
            </table:table-cell>
            <table:table-cell table:style-name="ce19"/>
            <table:table-cell table:style-name="ce33"/>
            <table:table-cell office:value-type="float" office:value="3000">
              <text:p>3,000.00 €</text:p>
            </table:table-cell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Registration (includes accommodation and meals)</text:p>
          </table:table-cell>
          <table:table-cell table:style-name="ce18" table:formula="of:=SUM([.B28:.B30])" office:value-type="float" office:value="37451.6">
            <text:p>37,451.60 €</text:p>
          </table:table-cell>
          <table:table-cell table:style-name="ce34" office:value-type="float" office:value="21900">
            <text:p>21,900.00 €</text:p>
          </table:table-cell>
          <table:table-cell table:style-name="ce44" office:value-type="float" office:value="10000">
            <text:p>10,00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Payments to GNOME Hispano' account</text:p>
            </table:table-cell>
            <table:table-cell table:style-name="ce19" office:value-type="float" office:value="21561.88">
              <text:p>21,561.88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PayPal payments</text:p>
            </table:table-cell>
            <table:table-cell table:style-name="ce19" office:value-type="float" office:value="8628.54">
              <text:p>8,628.54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Other (Red Hat, Sun, GnuLinex)</text:p>
            </table:table-cell>
            <table:table-cell table:style-name="ce19" table:formula="of:=7261.18" office:value-type="float" office:value="7261.18">
              <text:p>7,261.18 €</text:p>
            </table:table-cell>
            <table:table-cell table:style-name="ce29"/>
            <table:table-cell table:style-name="ce43"/>
            <table:table-cell table:number-columns-repeated="226"/>
          </table:table-row>
        </table:table-row-group>
        <table:table-row table:style-name="ro2">
          <table:table-cell table:style-name="ce8" office:value-type="string">
            <text:p>Infodesk (merchandising and late payments)</text:p>
          </table:table-cell>
          <table:table-cell table:style-name="ce20" table:formula="of:=1580.75+145.63" office:value-type="float" office:value="1726.38">
            <text:p>1,726.38 €</text:p>
          </table:table-cell>
          <table:table-cell table:style-name="ce35"/>
          <table:table-cell table:style-name="ce45"/>
          <table:table-cell table:number-columns-repeated="226"/>
        </table:table-row>
        <table:table-row table:style-name="ro4">
          <table:table-cell table:style-name="ce3" table:number-columns-repeated="2"/>
          <table:table-cell table:style-name="ce29" table:number-columns-repeated="2"/>
          <table:table-cell table:number-columns-repeated="226"/>
        </table:table-row>
        <table:table-row table:style-name="ro2">
          <table:table-cell table:style-name="ce4" office:value-type="string">
            <text:p>EXPENSES</text:p>
          </table:table-cell>
          <table:table-cell table:style-name="ce17" table:formula="of:=[.B34]+[.B39]+[.B40]+[.B50]+[.B53]+[.B56]+[.B62]+[.B64]+[.B67]+[.B73]+[.B76]+[.B82]+[.B83]" office:value-type="float" office:value="-130704.5">
            <text:p>-130,704.50 €</text:p>
          </table:table-cell>
          <table:table-cell table:style-name="ce30" table:formula="of:=[.C34]+[.C39]+[.C40]+[.C50]+[.C53]+[.C56]+[.C62]+[.C64]+[.C67]+[.C73]+[.C76]+[.C82]+[.C83]" office:value-type="float" office:value="-98923.0884">
            <text:p>-98,923.09 €</text:p>
          </table:table-cell>
          <table:table-cell table:style-name="ce17" table:formula="of:=[.D34]+[.D39]+[.D40]+[.D50]+[.D53]+[.D56]+[.D62]+[.D64]+[.D67]+[.D73]+[.D76]+[.D82]+[.D83]" office:value-type="float" office:value="-112400">
            <text:p>-112,400.00 €</text:p>
          </table:table-cell>
          <table:table-cell table:number-columns-repeated="226"/>
        </table:table-row>
        <table:table-row table:style-name="ro2">
          <table:table-cell table:style-name="ce5" office:value-type="string">
            <text:p>Accommodation &amp; Meals</text:p>
          </table:table-cell>
          <table:table-cell table:style-name="ce21" table:formula="of:=-SUM([.B35:.B37])" office:value-type="float" office:value="-52294.71">
            <text:p>-52,294.71 €</text:p>
          </table:table-cell>
          <table:table-cell table:style-name="ce36" table:formula="of:=-SUM([.C35:.C38])" office:value-type="float" office:value="-730">
            <text:p>-730.00 €</text:p>
          </table:table-cell>
          <table:table-cell table:style-name="ce21" table:formula="of:=-SUM([.D35:.D38])" office:value-type="float" office:value="-750">
            <text:p>-75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Bungalows</text:p>
            </table:table-cell>
            <table:table-cell office:value-type="float" office:value="41954.23">
              <text:p>41,954.23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Breakfast</text:p>
            </table:table-cell>
            <table:table-cell office:value-type="float" office:value="4177.28">
              <text:p>4,177.28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Lunch</text:p>
            </table:table-cell>
            <table:table-cell office:value-type="float" office:value="6163.2">
              <text:p>6,163.20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Drink/water</text:p>
            </table:table-cell>
            <table:table-cell table:style-name="ce23"/>
            <table:table-cell office:value-type="float" office:value="730">
              <text:p>730.00 €</text:p>
            </table:table-cell>
            <table:table-cell office:value-type="float" office:value="750">
              <text:p>750.00 €</text:p>
            </table:table-cell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Sponsored Attendants (participants + speakers)</text:p>
          </table:table-cell>
          <table:table-cell table:style-name="ce21" table:formula="of:=-(27749.11+4505.86)" office:value-type="float" office:value="-32254.97">
            <text:p>-32,254.97 €</text:p>
          </table:table-cell>
          <table:table-cell table:style-name="ce36" office:value-type="float" office:value="-43800">
            <text:p>-43,800.00 €</text:p>
          </table:table-cell>
          <table:table-cell table:style-name="ce21" office:value-type="float" office:value="-40900">
            <text:p>-40,900.00 €</text:p>
          </table:table-cell>
          <table:table-cell table:number-columns-repeated="226"/>
        </table:table-row>
        <table:table-row table:style-name="ro2">
          <table:table-cell table:style-name="ce5" office:value-type="string">
            <text:p>SWAG</text:p>
          </table:table-cell>
          <table:table-cell table:style-name="ce21" table:formula="of:=-SUM([.B41:.B49])" office:value-type="float" office:value="-23746.63">
            <text:p>-23,746.63 €</text:p>
          </table:table-cell>
          <table:table-cell table:style-name="ce36" table:formula="of:=-SUM([.C41:.C49])" office:value-type="float" office:value="-8976.8684">
            <text:p>-8,976.87 €</text:p>
          </table:table-cell>
          <table:table-cell table:style-name="ce21" table:formula="of:=-SUM([.D41:.D49])" office:value-type="float" office:value="-13450">
            <text:p>-13,450.00 €</text:p>
          </table:table-cell>
          <table:table-cell table:style-name="Default"/>
          <table:table-cell table:number-columns-repeated="225"/>
        </table:table-row>
        <table:table-row-group table:display="false">
          <table:table-row table:style-name="ro2" table:visibility="collapse">
            <table:table-cell office:value-type="string">
              <text:p>Bags</text:p>
            </table:table-cell>
            <table:table-cell office:value-type="float" office:value="14274.96">
              <text:p>14,274.96 €</text:p>
            </table:table-cell>
            <table:table-cell table:style-name="ce37" office:value-type="float" office:value="1626.294">
              <text:p>1,626.29 €</text:p>
            </table:table-cell>
            <table:table-cell office:value-type="float" office:value="1000">
              <text:p>1,000.00 €</text:p>
            </table:table-cell>
            <table:table-cell table:style-name="Default"/>
            <table:table-cell table:number-columns-repeated="225"/>
          </table:table-row>
          <table:table-row table:style-name="ro2" table:visibility="collapse">
            <table:table-cell office:value-type="string">
              <text:p>T-shirts</text:p>
            </table:table-cell>
            <table:table-cell office:value-type="float" office:value="7407.17">
              <text:p>7,407.17 €</text:p>
            </table:table-cell>
            <table:table-cell office:value-type="float" office:value="3778.1004">
              <text:p>3,778.10 €</text:p>
            </table:table-cell>
            <table:table-cell table:style-name="ce46"/>
            <table:table-cell table:style-name="Default"/>
            <table:table-cell table:number-columns-repeated="225"/>
          </table:table-row>
          <table:table-row table:style-name="ro2" table:visibility="collapse">
            <table:table-cell office:value-type="string">
              <text:p>Lanyards</text:p>
            </table:table-cell>
            <table:table-cell table:formula="of:=1189+382.8" office:value-type="float" office:value="1571.8">
              <text:p>1,571.80 €</text:p>
            </table:table-cell>
            <table:table-cell office:value-type="float" office:value="871.474">
              <text:p>871.47 €</text:p>
            </table:table-cell>
            <table:table-cell office:value-type="float" office:value="2000">
              <text:p>2,000.00 €</text:p>
            </table:table-cell>
            <table:table-cell table:style-name="Default"/>
            <table:table-cell table:number-columns-repeated="225"/>
          </table:table-row>
          <table:table-row table:style-name="ro2" table:visibility="collapse">
            <table:table-cell office:value-type="string">
              <text:p>Football equipment</text:p>
            </table:table-cell>
            <table:table-cell table:formula="of:=421.6+71.1" office:value-type="float" office:value="492.7">
              <text:p>492.70 €</text:p>
            </table:table-cell>
            <table:table-cell table:style-name="ce29"/>
            <table:table-cell table:style-name="ce46"/>
            <table:table-cell table:style-name="Default"/>
            <table:table-cell table:number-columns-repeated="225"/>
          </table:table-row>
          <table:table-row table:style-name="ro2" table:visibility="collapse">
            <table:table-cell office:value-type="string">
              <text:p>Badges</text:p>
            </table:table-cell>
            <table:table-cell/>
            <table:table-cell office:value-type="float" office:value="219">
              <text:p>219.00 €</text:p>
            </table:table-cell>
            <table:table-cell office:value-type="float" office:value="750">
              <text:p>750.00 €</text:p>
            </table:table-cell>
            <table:table-cell table:style-name="Default"/>
            <table:table-cell table:number-columns-repeated="225"/>
          </table:table-row>
          <table:table-row table:style-name="ro2" table:visibility="collapse">
            <table:table-cell office:value-type="string">
              <text:p>Stickers</text:p>
            </table:table-cell>
            <table:table-cell/>
            <table:table-cell office:value-type="float" office:value="1022">
              <text:p>1,022.00 €</text:p>
            </table:table-cell>
            <table:table-cell office:value-type="float" office:value="750">
              <text:p>750.00 €</text:p>
            </table:table-cell>
            <table:table-cell table:style-name="Default"/>
            <table:table-cell table:number-columns-repeated="225"/>
          </table:table-row>
          <table:table-row table:style-name="ro2" table:visibility="collapse">
            <table:table-cell table:style-name="ce9" office:value-type="string">
              <text:p>USB Drives</text:p>
            </table:table-cell>
            <table:table-cell/>
            <table:table-cell office:value-type="float" office:value="1460">
              <text:p>1,460.00 €</text:p>
            </table:table-cell>
            <table:table-cell office:value-type="float" office:value="3000">
              <text:p>3,00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Paper Holder</text:p>
            </table:table-cell>
            <table:table-cell table:number-columns-repeated="2"/>
            <table:table-cell office:value-type="float" office:value="750">
              <text:p>75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Laptop Bags</text:p>
            </table:table-cell>
            <table:table-cell table:number-columns-repeated="2"/>
            <table:table-cell office:value-type="float" office:value="5200">
              <text:p>5,200.00 €</text:p>
            </table:table-cell>
            <table:table-cell table:number-columns-repeated="226"/>
          </table:table-row>
        </table:table-row-group>
        <table:table-row table:style-name="ro2">
          <table:table-cell table:style-name="ce10" office:value-type="string">
            <text:p>Printing</text:p>
          </table:table-cell>
          <table:table-cell table:style-name="ce21" table:formula="of:=-SUM([.B51:.B52])" office:value-type="float" office:value="-8074.32">
            <text:p>-8,074.32 €</text:p>
          </table:table-cell>
          <table:table-cell table:style-name="ce36" table:formula="of:=-SUM([.C51:.C52])" office:value-type="float" office:value="-3650">
            <text:p>-3,650.00 €</text:p>
          </table:table-cell>
          <table:table-cell table:style-name="ce21" table:formula="of:=-SUM([.D51:.D52])" office:value-type="float" office:value="-3750">
            <text:p>-3,75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Printing (booklet + banners)</text:p>
            </table:table-cell>
            <table:table-cell table:formula="of:=6468.16+256.16" office:value-type="float" office:value="6724.32">
              <text:p>6,724.32 €</text:p>
            </table:table-cell>
            <table:table-cell office:value-type="float" office:value="730">
              <text:p>730.00 €</text:p>
            </table:table-cell>
            <table:table-cell office:value-type="float" office:value="1750">
              <text:p>1,75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Designer</text:p>
            </table:table-cell>
            <table:table-cell office:value-type="float" office:value="1350">
              <text:p>1,350.00 €</text:p>
            </table:table-cell>
            <table:table-cell office:value-type="float" office:value="2920">
              <text:p>2,920.00 €</text:p>
            </table:table-cell>
            <table:table-cell office:value-type="float" office:value="2000">
              <text:p>2,000.00 €</text:p>
            </table:table-cell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Transport</text:p>
          </table:table-cell>
          <table:table-cell table:style-name="ce21" table:formula="of:=-SUM([.B54:.B55])" office:value-type="float" office:value="-5759.84">
            <text:p>-5,759.84 €</text:p>
          </table:table-cell>
          <table:table-cell table:style-name="ce36" table:formula="of:=-SUM([.C54:.C55])" office:value-type="float" office:value="-0">
            <text:p>0.00 €</text:p>
          </table:table-cell>
          <table:table-cell table:style-name="ce21" table:formula="of:=-SUM([.D54:.D55])" office:value-type="float" office:value="-0">
            <text:p>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Buses</text:p>
            </table:table-cell>
            <table:table-cell office:value-type="float" office:value="5000">
              <text:p>5,000.00 €</text:p>
            </table:table-cell>
            <table:table-cell table:style-name="ce29"/>
            <table:table-cell table:style-name="ce43"/>
            <table:table-cell table:number-columns-repeated="226"/>
          </table:table-row>
          <table:table-row table:style-name="ro2" table:visibility="collapse">
            <table:table-cell office:value-type="string">
              <text:p>Car rents</text:p>
            </table:table-cell>
            <table:table-cell table:formula="of:=384+375.84" office:value-type="float" office:value="759.84">
              <text:p>759.84 €</text:p>
            </table:table-cell>
            <table:table-cell table:style-name="ce29"/>
            <table:table-cell table:style-name="ce43"/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Equipment</text:p>
          </table:table-cell>
          <table:table-cell table:style-name="ce21" table:formula="of:=-SUM([.B57:.B61])" office:value-type="float" office:value="-2739.51">
            <text:p>-2,739.51 €</text:p>
          </table:table-cell>
          <table:table-cell table:style-name="ce36" table:formula="of:=-SUM([.C57:.C61])" office:value-type="float" office:value="-13140">
            <text:p>-13,140.00 €</text:p>
          </table:table-cell>
          <table:table-cell table:style-name="ce21" table:formula="of:=-SUM([.D57:.D61])" office:value-type="float" office:value="-9250">
            <text:p>-9,25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Video cameras rent</text:p>
            </table:table-cell>
            <table:table-cell office:value-type="float" office:value="1559">
              <text:p>1,559.00 €</text:p>
            </table:table-cell>
            <table:table-cell table:number-columns-repeated="228"/>
          </table:table-row>
          <table:table-row table:style-name="ro2" table:visibility="collapse">
            <table:table-cell office:value-type="string">
              <text:p>PCs for streaming</text:p>
            </table:table-cell>
            <table:table-cell office:value-type="float" office:value="1180.51">
              <text:p>1,180.51 €</text:p>
            </table:table-cell>
            <table:table-cell table:number-columns-repeated="228"/>
          </table:table-row>
          <table:table-row table:style-name="ro2" table:visibility="collapse">
            <table:table-cell office:value-type="string">
              <text:p>Projectors/Screens/Audio</text:p>
            </table:table-cell>
            <table:table-cell/>
            <table:table-cell office:value-type="float" office:value="11680">
              <text:p>11,680.00 €</text:p>
            </table:table-cell>
            <table:table-cell office:value-type="float" office:value="8000">
              <text:p>8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Internet</text:p>
            </table:table-cell>
            <table:table-cell/>
            <table:table-cell office:value-type="float" office:value="1460">
              <text:p>1,460.00 €</text:p>
            </table:table-cell>
            <table:table-cell table:number-columns-repeated="227"/>
          </table:table-row>
          <table:table-row table:style-name="ro2" table:visibility="collapse">
            <table:table-cell table:style-name="ce7" office:value-type="string">
              <text:p>Commissions</text:p>
            </table:table-cell>
            <table:table-cell table:number-columns-repeated="2"/>
            <table:table-cell office:value-type="float" office:value="1250">
              <text:p>1,250.00 €</text:p>
            </table:table-cell>
            <table:table-cell table:number-columns-repeated="226"/>
          </table:table-row>
        </table:table-row-group>
        <table:table-row table:style-name="ro2">
          <table:table-cell table:style-name="ce10" office:value-type="string">
            <text:p>Venu</text:p>
          </table:table-cell>
          <table:table-cell table:style-name="ce21" table:formula="of:=-SUM([.B63])" office:value-type="float" office:value="-600">
            <text:p>-600.00 €</text:p>
          </table:table-cell>
          <table:table-cell table:style-name="ce36" table:formula="of:=SUM([.C63])" office:value-type="float" office:value="0">
            <text:p>0.00 €</text:p>
          </table:table-cell>
          <table:table-cell table:style-name="ce21" table:formula="of:=SUM([.D63])" office:value-type="float" office:value="0">
            <text:p>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Museu Ferrocarril</text:p>
            </table:table-cell>
            <table:table-cell office:value-type="float" office:value="600">
              <text:p>600.00 €</text:p>
            </table:table-cell>
            <table:table-cell table:number-columns-repeated="2"/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Administration</text:p>
          </table:table-cell>
          <table:table-cell table:style-name="ce21" table:formula="of:=-SUM([.B65:.B66])" office:value-type="float" office:value="-3441.98">
            <text:p>-3,441.98 €</text:p>
          </table:table-cell>
          <table:table-cell table:style-name="ce36" table:formula="of:=-SUM([.C65:.C66])" office:value-type="float" office:value="-5840">
            <text:p>-5,840.00 €</text:p>
          </table:table-cell>
          <table:table-cell table:style-name="ce21" table:formula="of:=-SUM([.D65:.D66])" office:value-type="float" office:value="-8000">
            <text:p>-8,00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Organisers Expenses</text:p>
            </table:table-cell>
            <table:table-cell office:value-type="float" office:value="2862.02">
              <text:p>2,862.02 €</text:p>
            </table:table-cell>
            <table:table-cell office:value-type="float" office:value="2920">
              <text:p>2,920.00 €</text:p>
            </table:table-cell>
            <table:table-cell office:value-type="float" office:value="7000">
              <text:p>7,0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Accountants</text:p>
            </table:table-cell>
            <table:table-cell table:formula="of:=96.66*6" office:value-type="float" office:value="579.96">
              <text:p>579.96 €</text:p>
            </table:table-cell>
            <table:table-cell office:value-type="float" office:value="2920">
              <text:p>2,920.00 €</text:p>
            </table:table-cell>
            <table:table-cell office:value-type="float" office:value="1000">
              <text:p>1,000.00 €</text:p>
            </table:table-cell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Commissions</text:p>
          </table:table-cell>
          <table:table-cell table:style-name="ce21" table:formula="of:=-SUM([.B68:.B72])" office:value-type="float" office:value="-778.48">
            <text:p>-778.48 €</text:p>
          </table:table-cell>
          <table:table-cell table:style-name="ce36" table:formula="of:=-SUM([.C68:.C72])" office:value-type="float" office:value="-781.1">
            <text:p>-781.10 €</text:p>
          </table:table-cell>
          <table:table-cell table:style-name="ce21" table:formula="of:=-SUM([.D68:.D72])" office:value-type="float" office:value="-1050">
            <text:p>-1,05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PayPal</text:p>
            </table:table-cell>
            <table:table-cell office:value-type="float" office:value="312.21">
              <text:p>312.21 €</text:p>
            </table:table-cell>
            <table:table-cell office:value-type="float" office:value="292">
              <text:p>292.00 €</text:p>
            </table:table-cell>
            <table:table-cell table:number-columns-repeated="227"/>
          </table:table-row>
          <table:table-row table:style-name="ro2" table:visibility="collapse">
            <table:table-cell office:value-type="string">
              <text:p>Transfers sent</text:p>
            </table:table-cell>
            <table:table-cell office:value-type="float" office:value="219.8">
              <text:p>219.80 €</text:p>
            </table:table-cell>
            <table:table-cell office:value-type="float" office:value="219">
              <text:p>219.00 €</text:p>
            </table:table-cell>
            <table:table-cell table:number-columns-repeated="227"/>
          </table:table-row>
          <table:table-row table:style-name="ro2" table:visibility="collapse">
            <table:table-cell office:value-type="string">
              <text:p>Transfers received</text:p>
            </table:table-cell>
            <table:table-cell table:formula="of:=27.3+0.17+24*6" office:value-type="float" office:value="171.47">
              <text:p>171.47 €</text:p>
            </table:table-cell>
            <table:table-cell office:value-type="float" office:value="160.6">
              <text:p>160.60 €</text:p>
            </table:table-cell>
            <table:table-cell table:number-columns-repeated="227"/>
          </table:table-row>
          <table:table-row table:style-name="ro2" table:visibility="collapse">
            <table:table-cell office:value-type="string">
              <text:p>Bank account</text:p>
            </table:table-cell>
            <table:table-cell table:formula="of:=15*5" office:value-type="float" office:value="75">
              <text:p>75.00 €</text:p>
            </table:table-cell>
            <table:table-cell office:value-type="float" office:value="109.5">
              <text:p>109.50 €</text:p>
            </table:table-cell>
            <table:table-cell office:value-type="float" office:value="150">
              <text:p>15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Transfer fees</text:p>
            </table:table-cell>
            <table:table-cell table:number-columns-repeated="2"/>
            <table:table-cell office:value-type="float" office:value="900">
              <text:p>900.00 €</text:p>
            </table:table-cell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Mail</text:p>
          </table:table-cell>
          <table:table-cell table:style-name="ce21" table:formula="of:=-SUM([.B74:.B75])" office:value-type="float" office:value="-602.34">
            <text:p>-602.34 €</text:p>
          </table:table-cell>
          <table:table-cell table:style-name="ce36" table:formula="of:=-SUM([.C74:.C75])" office:value-type="float" office:value="-105.12">
            <text:p>-105.12 €</text:p>
          </table:table-cell>
          <table:table-cell table:style-name="ce21" table:formula="of:=-SUM([.D74:.D75])" office:value-type="float" office:value="-300">
            <text:p>-300.00 €</text:p>
          </table:table-cell>
          <table:table-cell table:number-columns-repeated="226"/>
        </table:table-row>
        <table:table-row-group table:display="false">
          <table:table-row table:style-name="ro2" table:visibility="collapse">
            <table:table-cell office:value-type="string">
              <text:p>Letters</text:p>
            </table:table-cell>
            <table:table-cell office:value-type="float" office:value="108.57">
              <text:p>108.57 €</text:p>
            </table:table-cell>
            <table:table-cell office:value-type="float" office:value="105.12">
              <text:p>105.12 €</text:p>
            </table:table-cell>
            <table:table-cell office:value-type="float" office:value="300">
              <text:p>300.00 €</text:p>
            </table:table-cell>
            <table:table-cell table:number-columns-repeated="226"/>
          </table:table-row>
          <table:table-row table:style-name="ro2" table:visibility="collapse">
            <table:table-cell office:value-type="string">
              <text:p>Messenger</text:p>
            </table:table-cell>
            <table:table-cell office:value-type="float" office:value="493.77">
              <text:p>493.77 €</text:p>
            </table:table-cell>
            <table:table-cell table:number-columns-repeated="228"/>
          </table:table-row>
        </table:table-row-group>
        <table:table-row table:style-name="ro2">
          <table:table-cell table:style-name="ce11" office:value-type="string">
            <text:p>Event</text:p>
          </table:table-cell>
          <table:table-cell table:style-name="ce21" table:formula="of:=-SUM([.B77:.B81])" office:value-type="float" office:value="-0">
            <text:p>0.00 €</text:p>
          </table:table-cell>
          <table:table-cell table:style-name="ce36" table:formula="of:=-SUM([.C77:.C81])" office:value-type="float" office:value="-0">
            <text:p>0.00 €</text:p>
          </table:table-cell>
          <table:table-cell table:style-name="ce21" table:formula="of:=-SUM([.D77:.D81])" office:value-type="float" office:value="-11335">
            <text:p>-11,335.00 €</text:p>
          </table:table-cell>
          <table:table-cell table:style-name="Default" table:number-columns-repeated="226"/>
        </table:table-row>
        <table:table-row-group table:display="false">
          <table:table-row table:style-name="ro2" table:visibility="collapse">
            <table:table-cell table:style-name="ce7" office:value-type="string">
              <text:p>Enstrument</text:p>
            </table:table-cell>
            <table:table-cell table:style-name="ce24"/>
            <table:table-cell table:style-name="Default"/>
            <table:table-cell office:value-type="float" office:value="1150">
              <text:p>1,15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Cocktail Party</text:p>
            </table:table-cell>
            <table:table-cell table:style-name="ce24"/>
            <table:table-cell table:style-name="Default"/>
            <table:table-cell office:value-type="float" office:value="3500">
              <text:p>3,50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Rıddım Party</text:p>
            </table:table-cell>
            <table:table-cell table:style-name="ce24"/>
            <table:table-cell table:style-name="Default"/>
            <table:table-cell office:value-type="float" office:value="2385">
              <text:p>2,385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Yacht Party</text:p>
            </table:table-cell>
            <table:table-cell table:style-name="ce24"/>
            <table:table-cell table:style-name="Default"/>
            <table:table-cell office:value-type="float" office:value="3200">
              <text:p>3,200.00 €</text:p>
            </table:table-cell>
            <table:table-cell table:number-columns-repeated="226"/>
          </table:table-row>
          <table:table-row table:style-name="ro2" table:visibility="collapse">
            <table:table-cell table:style-name="ce7" office:value-type="string">
              <text:p>Management</text:p>
            </table:table-cell>
            <table:table-cell table:style-name="ce24"/>
            <table:table-cell table:style-name="Default"/>
            <table:table-cell office:value-type="float" office:value="1100">
              <text:p>1,100.00 €</text:p>
            </table:table-cell>
            <table:table-cell table:number-columns-repeated="226"/>
          </table:table-row>
        </table:table-row-group>
        <table:table-row table:style-name="ro2">
          <table:table-cell table:style-name="ce5" office:value-type="string">
            <text:p>Other</text:p>
          </table:table-cell>
          <table:table-cell table:style-name="ce21" table:formula="of:=-(47.7+2.32+11.7+350)" office:value-type="float" office:value="-411.72">
            <text:p>-411.72 €</text:p>
          </table:table-cell>
          <table:table-cell table:style-name="ce38"/>
          <table:table-cell table:style-name="ce47"/>
          <table:table-cell table:number-columns-repeated="226"/>
        </table:table-row>
        <table:table-row table:style-name="ro2">
          <table:table-cell table:style-name="ce12" office:value-type="string">
            <text:p>Foundation</text:p>
          </table:table-cell>
          <table:table-cell table:style-name="ce25" office:value-type="float" office:value="0">
            <text:p>0.00 €</text:p>
          </table:table-cell>
          <table:table-cell table:style-name="ce39" office:value-type="float" office:value="-21900">
            <text:p>-21,900.00 €</text:p>
          </table:table-cell>
          <table:table-cell table:style-name="ce25" office:value-type="float" office:value="-23615">
            <text:p>-23,615.00 €</text:p>
          </table:table-cell>
          <table:table-cell table:number-columns-repeated="226"/>
        </table:table-row>
        <table:table-row table:style-name="ro2">
          <table:table-cell table:style-name="ce3" table:number-columns-repeated="2"/>
          <table:table-cell table:style-name="ce29" table:number-columns-repeated="2"/>
          <table:table-cell table:number-columns-repeated="226"/>
        </table:table-row>
        <table:table-row table:style-name="ro2">
          <table:table-cell table:style-name="ce4" office:value-type="string">
            <text:p>Income before taxes</text:p>
          </table:table-cell>
          <table:table-cell table:style-name="ce26" table:formula="of:=[.B5]+[.B33]" office:value-type="float" office:value="10573.48">
            <text:p>10,573.48 €</text:p>
          </table:table-cell>
          <table:table-cell table:style-name="ce40" table:formula="of:=[.C5]+[.C33]" office:value-type="float" office:value="33783.1116">
            <text:p>33,783.11 €</text:p>
          </table:table-cell>
          <table:table-cell table:style-name="ce26" table:formula="of:=[.D5]+[.D33]" office:value-type="float" office:value="0">
            <text:p>0.00 €</text:p>
          </table:table-cell>
          <table:table-cell table:number-columns-repeated="226"/>
        </table:table-row>
        <table:table-row table:style-name="ro2">
          <table:table-cell table:style-name="ce13" office:value-type="string">
            <text:p>Taxes</text:p>
          </table:table-cell>
          <table:table-cell table:style-name="ce27" table:formula="of:=-3084.77" office:value-type="float" office:value="-3084.77">
            <text:p>-3,084.77 €</text:p>
          </table:table-cell>
          <table:table-cell table:style-name="ce41" office:value-type="float" office:value="-6406.403204">
            <text:p>-6,406.40 €</text:p>
          </table:table-cell>
          <table:table-cell table:style-name="ce27" office:value-type="float" office:value="0">
            <text:p>0.00 €</text:p>
          </table:table-cell>
          <table:table-cell table:number-columns-repeated="226"/>
        </table:table-row>
        <table:table-row table:style-name="ro2">
          <table:table-cell table:style-name="ce14" office:value-type="string">
            <text:p>Net Income</text:p>
          </table:table-cell>
          <table:table-cell table:style-name="ce28" table:formula="of:=[.B85]+[.B86]" office:value-type="float" office:value="7488.71000000002">
            <text:p>7,488.71 €</text:p>
          </table:table-cell>
          <table:table-cell table:style-name="ce42" table:formula="of:=[.C85]+[.C86]" office:value-type="float" office:value="27376.708396">
            <text:p>27,376.71 €</text:p>
          </table:table-cell>
          <table:table-cell table:style-name="ce28" table:formula="of:=[.D85]+[.D86]" office:value-type="float" office:value="0">
            <text:p>0.00 €</text:p>
          </table:table-cell>
          <table:table-cell table:number-columns-repeated="2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C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">
      <number:currency-symbol>£</number:currency-symbol>
      <number:number number:decimal-places="2" number:min-integer-digits="1" number:grouping="true"/>
    </number:currency-style>
    <number:number-style style:name="N118">
      <number:number number:decimal-places="2" number:min-integer-digits="1" number:grouping="true"/>
      <number:text> €</number:text>
    </number:number-style>
    <number:currency-style style:name="N119">
      <number:currency-symbol>$</number:currency-symbol>
      <number:number number:decimal-places="2" number:min-integer-digits="1" number:grouping="true"/>
    </number:currency-style>
    <number:date-style style:name="N120">
      <number:day/>
      <number:text>/</number:text>
      <number:month/>
      <number:text>/</number:text>
      <number:year/>
    </number:date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currency-style style:name="N12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8P0"/>
    </number:currency-style>
    <number:currency-style style:name="N1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MC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132P0"/>
    </number:currency-style>
    <number:currency-style style:name="N134P0" style:volatile="true">
      <number:number number:decimal-places="0" number:min-integer-digits="1" number:grouping="true"/>
      <number:currency-symbol number:language="tr" number:country="TR">YTL</number:currency-symbol>
    </number:currency-style>
    <number:currency-style style:name="N134">
      <style:text-properties fo:color="#ff0000"/>
      <number:text>-</number:text>
      <number:number number:decimal-places="0" number:min-integer-digits="1" number:grouping="true"/>
      <number:currency-symbol number:language="tr" number:country="TR">YTL</number:currency-symbol>
      <style:map style:condition="value()&gt;=0" style:apply-style-name="N134P0"/>
    </number:currency-style>
    <number:currency-style style:name="N136P0" style:volatile="true">
      <number:number number:decimal-places="2" number:min-integer-digits="1" number:grouping="true"/>
      <number:text> </number:text>
      <number:currency-symbol number:language="ia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ia">€</number:currency-symbol>
      <style:map style:condition="value()&gt;=0" style:apply-style-name="N136P0"/>
    </number:currency-style>
    <number:currency-style style:name="N138P0" style:volatile="true">
      <number:number number:decimal-places="1" number:min-integer-digits="1" number:grouping="true"/>
      <number:currency-symbol number:language="tr" number:country="TR">YTL</number:currency-symbol>
    </number:currency-style>
    <number:currency-style style:name="N138">
      <style:text-properties fo:color="#ff0000"/>
      <number:text>-</number:text>
      <number:number number:decimal-places="1" number:min-integer-digits="1" number:grouping="true"/>
      <number:currency-symbol number:language="tr" number:country="TR">YTL</number:currency-symbol>
      <style:map style:condition="value()&gt;=0" style:apply-style-name="N138P0"/>
    </number:currency-style>
    <number:currency-style style:name="N140P0" style:volatile="true">
      <number:number number:decimal-places="0" number:min-integer-digits="1" number:grouping="true"/>
      <number:currency-symbol number:language="tr" number:country="TR">TL</number:currency-symbol>
    </number:currency-style>
    <number:currency-style style:name="N140">
      <number:text>-</number:text>
      <number:number number:decimal-places="0" number:min-integer-digits="1" number:grouping="true"/>
      <number:currency-symbol number:language="tr" number:country="TR">TL</number:currency-symbol>
      <style:map style:condition="value()&gt;=0" style:apply-style-name="N140P0"/>
    </number:currency-style>
    <number:number-style style:name="N14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11/05/2009</text:date>, <text:time>18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mán Póo-Caamaño</meta:initial-creator>
    <meta:creation-date>2009-11-05T14:26:20</meta:creation-date>
    <dc:date>2009-11-05T18:19:27</dc:date>
    <dc:creator>Germán Póo-Caamaño</dc:creator>
    <meta:editing-duration>PT03H08M40S</meta:editing-duration>
    <meta:editing-cycles>22</meta:editing-cycles>
    <meta:generator>OpenOffice.org/3.1$Linux OpenOffice.org_project/310m19$Build-9420</meta:generator>
    <meta:document-statistic meta:table-count="1" meta:cell-count="263" meta:object-count="0"/>
  </office:meta>
</office:document-meta>
</file>